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5">
            <text:p>SUERC-3584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81.0">
            <text:p>581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4">
            <text:p>SUERC-3584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83.0">
            <text:p>583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2">
            <text:p>SUERC-3584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83.0">
            <text:p>683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1">
            <text:p>SUERC-3584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64.0">
            <text:p>664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6">
            <text:p>SUERC-3946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97.0">
            <text:p>19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5">
            <text:p>SUERC-3946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12.0">
            <text:p>212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7">
            <text:p>SUERC-3583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83.0">
            <text:p>683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6">
            <text:p>SUERC-3583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62.0">
            <text:p>562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7">
            <text:p>SUERC-3946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62.0">
            <text:p>162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8">
            <text:p>SUERC-39468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87.0">
            <text:p>18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3">
            <text:p>SUERC-3947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66.0">
            <text:p>26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4">
            <text:p>SUERC-3946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91.0">
            <text:p>191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6">
            <text:p>SUERC-3584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14.0">
            <text:p>614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4">
            <text:p>SUERC-3585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58.0">
            <text:p>658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1">
            <text:p>SUERC-3585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86.0">
            <text:p>586.0</text:p>
          </table:table-cell>
          <table:table-cell office:value-type="float" office:value="22.0">
            <text:p>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4">
            <text:p>SUERC-3947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300.0">
            <text:p>30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2">
            <text:p>SUERC-3585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92.0">
            <text:p>592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3">
            <text:p>SUERC-3585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78.0">
            <text:p>678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5">
            <text:p>SUERC-3585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81.0">
            <text:p>681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3">
            <text:p>SUERC-3948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443.0">
            <text:p>44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2">
            <text:p>SUERC-3948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476.0">
            <text:p>47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1">
            <text:p>SUERC-3948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37.0">
            <text:p>23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4">
            <text:p>0.0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0">
            <text:p>SUERC-39480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33.0">
            <text:p>23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4">
            <text:p>0.0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6">
            <text:p>SUERC-3947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63.0">
            <text:p>26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4">
            <text:p>0.0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4">
            <text:p>SUERC-3948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414.0">
            <text:p>414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7">
            <text:p>SUERC-3585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53.0">
            <text:p>853.0</text:p>
          </table:table-cell>
          <table:table-cell office:value-type="float" office:value="19.0">
            <text:p>1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7">
            <text:p>-0.4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61">
            <text:p>SUERC-3586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65.0">
            <text:p>865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7">
            <text:p>-0.4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5">
            <text:p>SUERC-3947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57.0">
            <text:p>25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7">
            <text:p>SUERC-3584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10.0">
            <text:p>610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6">
            <text:p>SUERC-3585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78.0">
            <text:p>878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7">
            <text:p>-0.4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4">
            <text:p>SUERC-3583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95.0">
            <text:p>595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4998">
            <text:p>SUERC-44998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49.0">
            <text:p>549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UBA-26501">
            <text:p>UBA-26501</text:p>
          </table:table-cell>
          <table:table-cell office:value-type="float" office:value="58.25">
            <text:p>58.25</text:p>
          </table:table-cell>
          <table:table-cell office:value-type="float" office:value="-5.18">
            <text:p>-5.18</text:p>
          </table:table-cell>
          <table:table-cell office:value-type="float" office:value="8887.0">
            <text:p>8887.0</text:p>
          </table:table-cell>
          <table:table-cell office:value-type="float" office:value="52.0">
            <text:p>52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HamiltonEtal2015,ShennanEtal2018">
            <text:p>HamiltonEtal2015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UBA-26500">
            <text:p>UBA-26500</text:p>
          </table:table-cell>
          <table:table-cell office:value-type="float" office:value="58.25">
            <text:p>58.25</text:p>
          </table:table-cell>
          <table:table-cell office:value-type="float" office:value="-5.18">
            <text:p>-5.18</text:p>
          </table:table-cell>
          <table:table-cell office:value-type="float" office:value="332.0">
            <text:p>332.0</text:p>
          </table:table-cell>
          <table:table-cell office:value-type="float" office:value="49.0">
            <text:p>4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HamiltonEtal2015,ShennanEtal2018">
            <text:p>HamiltonEtal2015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Beta-390107">
            <text:p>Beta-390107</text:p>
          </table:table-cell>
          <table:table-cell office:value-type="float" office:value="58.25">
            <text:p>58.25</text:p>
          </table:table-cell>
          <table:table-cell office:value-type="float" office:value="-5.18">
            <text:p>-5.18</text:p>
          </table:table-cell>
          <table:table-cell office:value-type="float" office:value="12670.0">
            <text:p>12670.0</text:p>
          </table:table-cell>
          <table:table-cell office:value-type="float" office:value="57.0">
            <text:p>57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HamiltonEtal2015,ShennanEtal2018">
            <text:p>HamiltonEtal2015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3">
            <text:p>SUERC-3249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097.0">
            <text:p>109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6">
            <text:p>-0.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7">
            <text:p>SUERC-3948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434.0">
            <text:p>1434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3">
            <text:p>-0.3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5">
            <text:p>SUERC-3249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717.0">
            <text:p>1717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6">
            <text:p>SUERC-3249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46.0">
            <text:p>846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6">
            <text:p>-0.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7">
            <text:p>SUERC-3249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176.0">
            <text:p>1176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8">
            <text:p>SUERC-32498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314.0">
            <text:p>1314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5001">
            <text:p>SUERC-4500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347.0">
            <text:p>1347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8">
            <text:p>-0.1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5000">
            <text:p>SUERC-45000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80.0">
            <text:p>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6">
            <text:p>-0.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4">
            <text:p>SUERC-3249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654.0">
            <text:p>1654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4999">
            <text:p>SUERC-44999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59.0">
            <text:p>859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5">
            <text:p>SUERC-3583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06.0">
            <text:p>606.0</text:p>
          </table:table-cell>
          <table:table-cell office:value-type="float" office:value="22.0">
            <text:p>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3514">
            <text:p>SUERC-3351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327.0">
            <text:p>32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3515">
            <text:p>SUERC-3351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338.0">
            <text:p>338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16">
            <text:p>SUERC-3581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64.0">
            <text:p>264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17">
            <text:p>SUERC-3581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49.0">
            <text:p>249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21">
            <text:p>SUERC-3582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32.0">
            <text:p>232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2">
            <text:p>SUERC-3947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03.0">
            <text:p>20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